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5.5521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7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666666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666666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/>
      <style:text-properties officeooo:rsid="001b2f8a" officeooo:paragraph-rsid="001b2f8a"/>
    </style:style>
    <style:style style:name="P2" style:family="paragraph" style:parent-style-name="Standard">
      <style:paragraph-properties fo:line-height="115%"/>
      <style:text-properties officeooo:rsid="001a9e5a" officeooo:paragraph-rsid="001a9e5a"/>
    </style:style>
    <style:style style:name="P3" style:family="paragraph" style:parent-style-name="EBNF">
      <style:text-properties officeooo:rsid="004f24bc" officeooo:paragraph-rsid="004f24bc"/>
    </style:style>
    <style:style style:name="P4" style:family="paragraph" style:parent-style-name="Standard">
      <style:text-properties officeooo:rsid="004f24bc" officeooo:paragraph-rsid="004f24bc"/>
    </style:style>
    <style:style style:name="P5" style:family="paragraph" style:parent-style-name="EBNF">
      <style:text-properties officeooo:paragraph-rsid="004f24bc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Preformatted_20_Text">
      <style:text-properties officeooo:rsid="004d4d01" officeooo:paragraph-rsid="004d4d01"/>
    </style:style>
    <style:style style:name="P8" style:family="paragraph" style:parent-style-name="Preformatted_20_Text">
      <style:text-properties officeooo:rsid="004f89cd" officeooo:paragraph-rsid="004f89cd"/>
    </style:style>
    <style:style style:name="P9" style:family="paragraph" style:parent-style-name="Standard">
      <style:paragraph-properties fo:line-height="115%"/>
      <style:text-properties fo:font-weight="normal" officeooo:rsid="0020d9a5" officeooo:paragraph-rsid="00419aac" style:font-weight-asian="normal" style:font-weight-complex="normal"/>
    </style:style>
    <style:style style:name="P10" style:family="paragraph" style:parent-style-name="Standard">
      <style:paragraph-properties fo:line-height="115%"/>
      <style:text-properties fo:font-weight="normal" officeooo:rsid="002aa032" officeooo:paragraph-rsid="002aa032" style:font-weight-asian="normal" style:font-weight-complex="normal"/>
    </style:style>
    <style:style style:name="P11" style:family="paragraph" style:parent-style-name="Standard">
      <style:paragraph-properties fo:margin-left="0.4925in" fo:margin-right="0in" fo:line-height="115%" fo:text-indent="0in" style:auto-text-indent="false"/>
      <style:text-properties fo:font-weight="normal" officeooo:rsid="002aa032" officeooo:paragraph-rsid="002aa032" style:font-weight-asian="normal" style:font-weight-complex="normal"/>
    </style:style>
    <style:style style:name="P12" style:family="paragraph" style:parent-style-name="Standard">
      <style:paragraph-properties fo:line-height="115%"/>
      <style:text-properties fo:font-weight="normal" officeooo:rsid="002deaaa" officeooo:paragraph-rsid="002deaaa" style:font-weight-asian="normal" style:font-weight-complex="normal"/>
    </style:style>
    <style:style style:name="P13" style:family="paragraph" style:parent-style-name="Standard">
      <style:paragraph-properties fo:margin-left="0.4925in" fo:margin-right="0in" fo:line-height="115%" fo:text-indent="0in" style:auto-text-indent="false"/>
      <style:text-properties fo:font-weight="normal" officeooo:rsid="002deaaa" officeooo:paragraph-rsid="002deaaa" style:font-weight-asian="normal" style:font-weight-complex="normal"/>
    </style:style>
    <style:style style:name="P14" style:family="paragraph" style:parent-style-name="Standard">
      <style:paragraph-properties fo:margin-left="0in" fo:margin-right="0in" fo:line-height="115%" fo:text-indent="0in" style:auto-text-indent="false"/>
      <style:text-properties fo:font-weight="normal" officeooo:rsid="0038057c" officeooo:paragraph-rsid="0038057c" style:font-weight-asian="normal" style:font-weight-complex="normal"/>
    </style:style>
    <style:style style:name="P15" style:family="paragraph" style:parent-style-name="Standard">
      <style:paragraph-properties fo:margin-left="0in" fo:margin-right="0in" fo:line-height="115%" fo:text-indent="0in" style:auto-text-indent="false"/>
      <style:text-properties fo:font-weight="normal" officeooo:rsid="004a436d" officeooo:paragraph-rsid="004a436d" style:font-weight-asian="normal" style:font-weight-complex="normal"/>
    </style:style>
    <style:style style:name="P16" style:family="paragraph" style:parent-style-name="Standard">
      <style:paragraph-properties fo:line-height="115%"/>
      <style:text-properties fo:font-weight="normal" officeooo:rsid="00260a7c" officeooo:paragraph-rsid="00419aac" style:font-weight-asian="normal" style:font-weight-complex="normal"/>
    </style:style>
    <style:style style:name="P17" style:family="paragraph" style:parent-style-name="Standard">
      <style:paragraph-properties fo:margin-left="0in" fo:margin-right="0in" fo:line-height="115%" fo:text-indent="0in" style:auto-text-indent="false"/>
      <style:text-properties fo:font-weight="normal" officeooo:rsid="0036ddcc" officeooo:paragraph-rsid="00309ad3" style:font-weight-asian="normal" style:font-weight-complex="normal"/>
    </style:style>
    <style:style style:name="P18" style:family="paragraph" style:parent-style-name="Standard">
      <style:text-properties fo:font-weight="normal" officeooo:rsid="0043cf86" style:font-weight-asian="normal" style:font-weight-complex="normal"/>
    </style:style>
    <style:style style:name="P19" style:family="paragraph" style:parent-style-name="Standard">
      <style:text-properties fo:font-weight="normal" officeooo:rsid="0047870c" officeooo:paragraph-rsid="00457991" style:font-weight-asian="normal" style:font-weight-complex="normal"/>
    </style:style>
    <style:style style:name="P20" style:family="paragraph" style:parent-style-name="Standard">
      <style:text-properties fo:font-weight="normal" officeooo:rsid="004a5995" officeooo:paragraph-rsid="004a5995" style:font-weight-asian="normal" style:font-weight-complex="normal"/>
    </style:style>
    <style:style style:name="P21" style:family="paragraph" style:parent-style-name="Standard">
      <style:text-properties fo:font-weight="normal" officeooo:rsid="004bc8c2" officeooo:paragraph-rsid="004bc8c2" style:font-weight-asian="normal" style:font-weight-complex="normal"/>
    </style:style>
    <style:style style:name="P22" style:family="paragraph" style:parent-style-name="Standard">
      <style:text-properties fo:font-weight="normal" officeooo:rsid="00510649" officeooo:paragraph-rsid="00510649" style:font-weight-asian="normal" style:font-weight-complex="normal"/>
    </style:style>
    <style:style style:name="P23" style:family="paragraph" style:parent-style-name="Standard">
      <style:text-properties fo:font-weight="normal" officeooo:rsid="004f89cd" officeooo:paragraph-rsid="004ee3cc" style:font-weight-asian="normal" style:font-weight-complex="normal"/>
    </style:style>
    <style:style style:name="P24" style:family="paragraph" style:parent-style-name="Standard">
      <style:text-properties fo:font-weight="normal" officeooo:rsid="00537790" officeooo:paragraph-rsid="00537790" style:font-weight-asian="normal" style:font-weight-complex="normal"/>
    </style:style>
    <style:style style:name="P25" style:family="paragraph" style:parent-style-name="Standard">
      <style:paragraph-properties fo:line-height="115%"/>
      <style:text-properties fo:font-weight="bold" officeooo:rsid="002aa032" officeooo:paragraph-rsid="002aa032" style:font-weight-asian="bold" style:font-weight-complex="bold"/>
    </style:style>
    <style:style style:name="P26" style:family="paragraph" style:parent-style-name="Table_20_Contents">
      <style:text-properties fo:font-weight="bold" officeooo:rsid="0038057c" officeooo:paragraph-rsid="0038057c" style:font-weight-asian="bold" style:font-weight-complex="bold"/>
    </style:style>
    <style:style style:name="P27" style:family="paragraph" style:parent-style-name="Table_20_Contents">
      <style:text-properties fo:font-weight="bold" officeooo:rsid="003ebbb1" officeooo:paragraph-rsid="003ebbb1" style:font-weight-asian="bold" style:font-weight-complex="bold"/>
    </style:style>
    <style:style style:name="P28" style:family="paragraph" style:parent-style-name="Table_20_Contents">
      <style:text-properties fo:font-weight="bold" officeooo:rsid="00438743" officeooo:paragraph-rsid="00438743" style:font-weight-asian="bold" style:font-weight-complex="bold"/>
    </style:style>
    <style:style style:name="P29" style:family="paragraph" style:parent-style-name="Table_20_Contents">
      <style:text-properties fo:font-weight="bold" officeooo:rsid="004b836e" officeooo:paragraph-rsid="004b836e" style:font-weight-asian="bold" style:font-weight-complex="bold"/>
    </style:style>
    <style:style style:name="P30" style:family="paragraph" style:parent-style-name="Standard">
      <style:paragraph-properties fo:margin-left="0in" fo:margin-right="0in" fo:line-height="115%" fo:text-indent="0in" style:auto-text-indent="false"/>
      <style:text-properties officeooo:paragraph-rsid="002deaaa"/>
    </style:style>
    <style:style style:name="P31" style:family="paragraph" style:parent-style-name="Standard">
      <style:paragraph-properties fo:margin-left="0in" fo:margin-right="0in" fo:line-height="115%" fo:text-indent="0in" style:auto-text-indent="false"/>
      <style:text-properties officeooo:paragraph-rsid="0036ddcc"/>
    </style:style>
    <style:style style:name="P32" style:family="paragraph" style:parent-style-name="Standard">
      <style:paragraph-properties fo:margin-left="0in" fo:margin-right="0in" fo:line-height="115%" fo:text-indent="0in" style:auto-text-indent="false"/>
      <style:text-properties fo:font-style="normal" fo:font-weight="normal" officeooo:rsid="0036ddcc" officeooo:paragraph-rsid="0036ddc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in" fo:margin-right="0in" fo:line-height="115%" fo:text-indent="0in" style:auto-text-indent="false"/>
      <style:text-properties fo:font-style="normal" fo:font-weight="normal" officeooo:rsid="0038057c" officeooo:paragraph-rsid="0038057c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solid" draw:fill-color="#666666" draw:opacity="100%"/>
      <style:paragraph-properties fo:margin-left="0in" fo:margin-right="0in" fo:line-height="115%" fo:text-indent="0in" style:auto-text-indent="false" fo:background-color="#666666"/>
      <style:text-properties fo:color="#ffffff" loext:opacity="100%" fo:font-style="normal" fo:font-weight="normal" officeooo:rsid="003c2da4" officeooo:paragraph-rsid="003c2da4" style:font-style-asian="normal" style:font-weight-asian="normal" style:font-style-complex="normal" style:font-weight-complex="normal"/>
    </style:style>
    <style:style style:name="P35" style:family="paragraph" style:parent-style-name="Table_20_Contents">
      <style:text-properties fo:color="#ffffff" loext:opacity="100%" officeooo:rsid="0038057c" officeooo:paragraph-rsid="0038057c"/>
    </style:style>
    <style:style style:name="P36" style:family="paragraph" style:parent-style-name="Standard">
      <style:text-properties officeooo:rsid="0043cf86" officeooo:paragraph-rsid="0043cf86"/>
    </style:style>
    <style:style style:name="P37" style:family="paragraph" style:parent-style-name="Standard">
      <style:text-properties officeooo:paragraph-rsid="0047870c"/>
    </style:style>
    <style:style style:name="P38" style:family="paragraph" style:parent-style-name="Standard">
      <style:text-properties officeooo:rsid="004a436d" officeooo:paragraph-rsid="004a436d"/>
    </style:style>
    <style:style style:name="P39" style:family="paragraph" style:parent-style-name="Standard">
      <style:text-properties officeooo:rsid="004a53ae" officeooo:paragraph-rsid="004a5995"/>
    </style:style>
    <style:style style:name="P40" style:family="paragraph" style:parent-style-name="Standard">
      <style:text-properties officeooo:rsid="004a53ae" officeooo:paragraph-rsid="00510649"/>
    </style:style>
    <style:style style:name="P41" style:family="paragraph" style:parent-style-name="Standard">
      <style:text-properties officeooo:rsid="004b836e" officeooo:paragraph-rsid="004b836e"/>
    </style:style>
    <style:style style:name="P42" style:family="paragraph" style:parent-style-name="Table_20_Contents">
      <style:text-properties officeooo:rsid="004b836e" officeooo:paragraph-rsid="004b836e"/>
    </style:style>
    <style:style style:name="P43" style:family="paragraph" style:parent-style-name="Standard">
      <style:text-properties officeooo:paragraph-rsid="004d4353"/>
    </style:style>
    <style:style style:name="P44" style:family="paragraph" style:parent-style-name="Standard">
      <loext:graphic-properties draw:fill="solid" draw:fill-color="#333333" draw:opacity="100%"/>
      <style:paragraph-properties fo:background-color="#333333"/>
      <style:text-properties officeooo:paragraph-rsid="00510649"/>
    </style:style>
    <style:style style:name="P45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officeooo:rsid="004a53ae" officeooo:paragraph-rsid="004ee3cc"/>
    </style:style>
    <style:style style:name="P46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fo:font-weight="normal" officeooo:rsid="00510649" officeooo:paragraph-rsid="00510649" style:font-weight-asian="normal" style:font-weight-complex="normal"/>
    </style:style>
    <style:style style:name="P47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fo:font-weight="normal" officeooo:rsid="00510649" officeooo:paragraph-rsid="004ee3cc" style:font-weight-asian="normal" style:font-weight-complex="normal"/>
    </style:style>
    <style:style style:name="P48" style:family="paragraph" style:parent-style-name="Standard">
      <style:text-properties officeooo:rsid="00537790" officeooo:paragraph-rsid="00537790"/>
    </style:style>
    <style:style style:name="P49" style:family="paragraph" style:parent-style-name="Table_20_Contents">
      <style:text-properties officeooo:rsid="0038057c" officeooo:paragraph-rsid="0038057c"/>
    </style:style>
    <style:style style:name="P50" style:family="paragraph" style:parent-style-name="Table_20_Contents">
      <style:text-properties officeooo:rsid="003ebbb1" officeooo:paragraph-rsid="003ebbb1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8c002" officeooo:paragraph-rsid="00419a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002" officeooo:paragraph-rsid="00419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70c" officeooo:paragraph-rsid="00419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19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text-properties officeooo:rsid="00438743" officeooo:paragraph-rsid="00438743"/>
    </style:style>
    <style:style style:name="P56" style:family="paragraph" style:parent-style-name="Heading_20_2">
      <style:text-properties officeooo:paragraph-rsid="00419aac"/>
    </style:style>
    <style:style style:name="P57" style:family="paragraph" style:parent-style-name="Heading_20_2">
      <style:text-properties officeooo:paragraph-rsid="004a436d"/>
    </style:style>
    <style:style style:name="P58" style:family="paragraph" style:parent-style-name="Heading_20_2">
      <style:text-properties officeooo:paragraph-rsid="004ee3cc"/>
    </style:style>
    <style:style style:name="P59" style:family="paragraph" style:parent-style-name="Standard" style:list-style-name="L1">
      <style:paragraph-properties fo:line-height="115%"/>
      <style:text-properties officeooo:rsid="001b2f8a" officeooo:paragraph-rsid="001b2f8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9e05" style:font-weight-asian="normal" style:font-weight-complex="normal"/>
    </style:style>
    <style:style style:name="T3" style:family="text">
      <style:text-properties fo:font-weight="normal" officeooo:rsid="0036ddcc" style:font-weight-asian="normal" style:font-weight-complex="normal"/>
    </style:style>
    <style:style style:name="T4" style:family="text">
      <style:text-properties fo:font-weight="normal" officeooo:rsid="0043cf86" style:font-weight-asian="normal" style:font-weight-complex="normal"/>
    </style:style>
    <style:style style:name="T5" style:family="text">
      <style:text-properties fo:font-weight="normal" officeooo:rsid="0046707f" style:font-weight-asian="normal" style:font-weight-complex="normal"/>
    </style:style>
    <style:style style:name="T6" style:family="text">
      <style:text-properties fo:font-weight="normal" officeooo:rsid="0047870c" style:font-weight-asian="normal" style:font-weight-complex="normal"/>
    </style:style>
    <style:style style:name="T7" style:family="text">
      <style:text-properties fo:font-weight="normal" officeooo:rsid="004a53ae" style:font-weight-asian="normal" style:font-weight-complex="normal"/>
    </style:style>
    <style:style style:name="T8" style:family="text">
      <style:text-properties fo:font-weight="normal" officeooo:rsid="004a5995" style:font-weight-asian="normal" style:font-weight-complex="normal"/>
    </style:style>
    <style:style style:name="T9" style:family="text">
      <style:text-properties fo:font-weight="normal" officeooo:rsid="004bc8c2" style:font-weight-asian="normal" style:font-weight-complex="normal"/>
    </style:style>
    <style:style style:name="T10" style:family="text">
      <style:text-properties fo:font-weight="normal" officeooo:rsid="004ee3cc" style:font-weight-asian="normal" style:font-weight-complex="normal"/>
    </style:style>
    <style:style style:name="T11" style:family="text">
      <style:text-properties fo:font-weight="normal" officeooo:rsid="004f89cd" style:font-weight-asian="normal" style:font-weight-complex="normal"/>
    </style:style>
    <style:style style:name="T12" style:family="text">
      <style:text-properties fo:font-weight="normal" officeooo:rsid="00510649" style:font-weight-asian="normal" style:font-weight-complex="normal"/>
    </style:style>
    <style:style style:name="T13" style:family="text">
      <style:text-properties fo:font-weight="normal" officeooo:rsid="00524479" style:font-weight-asian="normal" style:font-weight-complex="normal"/>
    </style:style>
    <style:style style:name="T14" style:family="text">
      <style:text-properties fo:font-weight="normal" officeooo:rsid="0054363d" style:font-weight-asian="normal" style:font-weight-complex="normal"/>
    </style:style>
    <style:style style:name="T15" style:family="text">
      <style:text-properties fo:font-weight="bold" officeooo:rsid="00260a7c" style:font-weight-asian="bold" style:font-weight-complex="bold"/>
    </style:style>
    <style:style style:name="T16" style:family="text">
      <style:text-properties fo:font-weight="bold" officeooo:rsid="0036ddcc" style:font-weight-asian="bold" style:font-weight-complex="bold"/>
    </style:style>
    <style:style style:name="T17" style:family="text">
      <style:text-properties fo:font-weight="bold" officeooo:rsid="004a5995" style:font-weight-asian="bold" style:font-weight-complex="bold"/>
    </style:style>
    <style:style style:name="T18" style:family="text">
      <style:text-properties fo:font-weight="bold" officeooo:rsid="00510649" style:font-weight-asian="bold" style:font-weight-complex="bold"/>
    </style:style>
    <style:style style:name="T19" style:family="text">
      <style:text-properties officeooo:rsid="00260a7c"/>
    </style:style>
    <style:style style:name="T20" style:family="text">
      <style:text-properties officeooo:rsid="002aa032"/>
    </style:style>
    <style:style style:name="T21" style:family="text">
      <style:text-properties officeooo:rsid="002deaaa"/>
    </style:style>
    <style:style style:name="T22" style:family="text">
      <style:text-properties officeooo:rsid="003131a5"/>
    </style:style>
    <style:style style:name="T23" style:family="text">
      <style:text-properties officeooo:rsid="0032a290"/>
    </style:style>
    <style:style style:name="T24" style:family="text">
      <style:text-properties officeooo:rsid="003408bf"/>
    </style:style>
    <style:style style:name="T25" style:family="text">
      <style:text-properties officeooo:rsid="0036ddc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officeooo:rsid="0038d92c"/>
    </style:style>
    <style:style style:name="T28" style:family="text">
      <style:text-properties officeooo:rsid="003ad093"/>
    </style:style>
    <style:style style:name="T29" style:family="text">
      <style:text-properties officeooo:rsid="003ebbb1"/>
    </style:style>
    <style:style style:name="T30" style:family="text">
      <style:text-properties officeooo:rsid="00404eea"/>
    </style:style>
    <style:style style:name="T31" style:family="text">
      <style:text-properties officeooo:rsid="0040fd2b"/>
    </style:style>
    <style:style style:name="T32" style:family="text">
      <style:text-properties officeooo:rsid="00419aac"/>
    </style:style>
    <style:style style:name="T33" style:family="text">
      <style:text-properties officeooo:rsid="00457991"/>
    </style:style>
    <style:style style:name="T34" style:family="text">
      <style:text-properties officeooo:rsid="004872b3"/>
    </style:style>
    <style:style style:name="T35" style:family="text">
      <style:text-properties officeooo:rsid="004a436d"/>
    </style:style>
    <style:style style:name="T36" style:family="text">
      <style:text-properties officeooo:rsid="004a53ae"/>
    </style:style>
    <style:style style:name="T37" style:family="text">
      <style:text-properties officeooo:rsid="004a5995"/>
    </style:style>
    <style:style style:name="T38" style:family="text">
      <style:text-properties officeooo:rsid="004ee3cc"/>
    </style:style>
    <style:style style:name="T39" style:family="text">
      <style:text-properties officeooo:rsid="004f24bc"/>
    </style:style>
    <style:style style:name="T40" style:family="text">
      <style:text-properties style:font-name="FreeMono" fo:font-weight="normal" officeooo:rsid="00510649" style:font-weight-asian="normal" style:font-weight-complex="normal"/>
    </style:style>
    <style:style style:name="T41" style:family="text">
      <style:text-properties officeooo:rsid="005436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<text:span text:style-name="T20">Dargon </text:span>Programming Language</text:p>
      <text:p text:style-name="P2"/>
      <text:p text:style-name="P2">Kyle Morris</text:p>
      <text:p text:style-name="P2"/>
      <text:p text:style-name="P2"><text:span text:style-name="T22">Version </text:span><text:span text:style-name="T23">0.1 alpha</text:span></text:p>
      <text:p text:style-name="P2"/>
      <text:p text:style-name="P1">Table of Contents:</text:p>
      <text:list xml:id="list2863365781" text:style-name="L1">
        <text:list-item>
          <text:p text:style-name="P59">Introduction</text:p>
        </text:list-item>
        <text:list-item>
          <text:p text:style-name="P59">Lexical structure</text:p>
          <text:list>
            <text:list-item>
              <text:p text:style-name="P59">Whitespace</text:p>
            </text:list-item>
            <text:list-item>
              <text:p text:style-name="P59">Comments</text:p>
            </text:list-item>
            <text:list-item>
              <text:p text:style-name="P59">Identifiers and keywords</text:p>
            </text:list-item>
            <text:list-item>
              <text:p text:style-name="P59">Literals</text:p>
            </text:list-item>
            <text:list-item>
              <text:p text:style-name="P59">Operators and delimiters</text:p>
            </text:list-item>
          </text:list>
        </text:list-item>
        <text:list-item>
          <text:p text:style-name="P59">Type system</text:p>
        </text:list-item>
        <text:list-item>
          <text:p text:style-name="P59">Declarations</text:p>
          <text:list>
            <text:list-item>
              <text:p text:style-name="P59">Compilation unit structure</text:p>
            </text:list-item>
            <text:list-item>
              <text:p text:style-name="P59">Imports</text:p>
            </text:list-item>
            <text:list-item>
              <text:p text:style-name="P59">Parameters</text:p>
            </text:list-item>
            <text:list-item>
              <text:p text:style-name="P59">Interfaces</text:p>
            </text:list-item>
            <text:list-item>
              <text:p text:style-name="P59">Classes</text:p>
            </text:list-item>
            <text:list-item>
              <text:p text:style-name="P59">Aliases</text:p>
            </text:list-item>
            <text:list-item>
              <text:p text:style-name="P59">Functions</text:p>
            </text:list-item>
            <text:list-item>
              <text:p text:style-name="P59">Values</text:p>
            </text:list-item>
            <text:list-item>
              <text:p text:style-name="P59">Constructors</text:p>
            </text:list-item>
          </text:list>
        </text:list-item>
        <text:list-item>
          <text:p text:style-name="P59">Statements, blocks, and control structures</text:p>
          <text:list>
            <text:list-item>
              <text:p text:style-name="P59">Block structure and references</text:p>
            </text:list-item>
            <text:list-item>
              <text:p text:style-name="P59">Patterns and variables</text:p>
            </text:list-item>
            <text:list-item>
              <text:p text:style-name="P59">Blocks and statements</text:p>
            </text:list-item>
            <text:list-item>
              <text:p text:style-name="P59">Conditions</text:p>
            </text:list-item>
            <text:list-item>
              <text:p text:style-name="P59">Control structures and assertions</text:p>
            </text:list-item>
          </text:list>
        </text:list-item>
        <text:list-item>
          <text:p text:style-name="P59">Expressions</text:p>
          <text:list>
            <text:list-item>
              <text:p text:style-name="P59">Literal values</text:p>
            </text:list-item>
            <text:list-item>
              <text:p text:style-name="P59">String templates</text:p>
            </text:list-item>
            <text:list-item>
              <text:p text:style-name="P59">Self references</text:p>
            </text:list-item>
            <text:list-item>
              <text:p text:style-name="P59">Anonymous functions</text:p>
            </text:list-item>
            <text:list-item>
              <text:p text:style-name="P59">Compound expressions</text:p>
            </text:list-item>
            <text:list-item>
              <text:p text:style-name="P59">Invocation expressions</text:p>
            </text:list-item>
            <text:list-item>
              <text:p text:style-name="P59">Conditional, let, and anonymous class expressions</text:p>
            </text:list-item>
            <text:list-item>
              <text:p text:style-name="P59">Operators</text:p>
            </text:list-item>
            <text:list-item>
              <text:p text:style-name="P59">Metamodel expressions</text:p>
            </text:list-item>
            <text:list-item>
              <text:p text:style-name="P59">Reference expressions</text:p>
            </text:list-item>
          </text:list>
        </text:list-item>
        <text:list-item>
          <text:p text:style-name="P59"><text:soft-page-break/>Annotations</text:p>
        </text:list-item>
        <text:list-item>
          <text:p text:style-name="P59">Execution</text:p>
        </text:list-item>
        <text:list-item>
          <text:p text:style-name="P59">Module system</text:p>
        </text:list-item>
      </text:list>
      <text:p text:style-name="P1"/>
      <text:h text:style-name="P6" text:outline-level="1">1. Introduction</text:h>
      <text:h text:style-name="P56" text:outline-level="2">1.<text:span text:style-name="T32">1</text:span> <text:span text:style-name="T31">Language Characteristics</text:span></text:h>
      <text:p text:style-name="P9"><text:span text:style-name="T32">Dargon </text:span><text:span text:style-name="T19">is an </text:span><text:span text:style-name="T15">imperative</text:span><text:span text:style-name="T19">, </text:span><text:span text:style-name="T15">strongly-typed</text:span><text:span text:style-name="T19">, </text:span><text:span text:style-name="T15">safe</text:span><text:span text:style-name="T19">, </text:span><text:span text:style-name="T15">object-oriented</text:span><text:span text:style-name="T19">, </text:span><text:span text:style-name="T15">functional</text:span><text:span text:style-name="T19">, </text:span><text:span text:style-name="T15">block-based</text:span><text:span text:style-name="T19">, language.</text:span></text:p>
      <text:p text:style-name="P16"/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51">When we say...</text:p>
          </table:table-cell>
          <table:table-cell table:style-name="Table3.A1" office:value-type="string">
            <text:p text:style-name="P51">We mean...</text:p>
          </table:table-cell>
        </table:table-row>
        <table:table-row>
          <table:table-cell table:style-name="Table3.A2" office:value-type="string">
            <text:p text:style-name="P52">Imperative</text:p>
          </table:table-cell>
          <table:table-cell table:style-name="Table3.A2" office:value-type="string">
            <text:p text:style-name="P52">A program is made up of declarations, statements (that change the state of the program), and expressions (that are evaluated).</text:p>
          </table:table-cell>
        </table:table-row>
        <table:table-row>
          <table:table-cell table:style-name="Table3.A3" office:value-type="string">
            <text:p text:style-name="P52">Strongly-Typed</text:p>
          </table:table-cell>
          <table:table-cell table:style-name="Table3.A3" office:value-type="string">
            <text:p text:style-name="P52">The user provides type information explicitly.</text:p>
          </table:table-cell>
        </table:table-row>
        <table:table-row>
          <table:table-cell table:style-name="Table3.A2" office:value-type="string">
            <text:p text:style-name="P52">Safe</text:p>
          </table:table-cell>
          <table:table-cell table:style-name="Table3.A2" office:value-type="string">
            <text:p text:style-name="P53">Merkaba will try its best to evaluate all terms and make sure type rules are adhered to.</text:p>
          </table:table-cell>
        </table:table-row>
        <table:table-row>
          <table:table-cell table:style-name="Table3.A3" office:value-type="string">
            <text:p text:style-name="P52">Object-Oriented</text:p>
          </table:table-cell>
          <table:table-cell table:style-name="Table3.A3" office:value-type="string">
            <text:p text:style-name="P53">User-defined types can be created, and an inheritance tree and polymorphism is possible.</text:p>
          </table:table-cell>
        </table:table-row>
        <table:table-row>
          <table:table-cell table:style-name="Table3.A2" office:value-type="string">
            <text:p text:style-name="P52">Functional</text:p>
          </table:table-cell>
          <table:table-cell table:style-name="Table3.B6">
            <text:p text:style-name="P54"/>
          </table:table-cell>
        </table:table-row>
        <table:table-row>
          <table:table-cell table:style-name="Table3.A7" office:value-type="string">
            <text:p text:style-name="P52">Block-based</text:p>
          </table:table-cell>
          <table:table-cell table:style-name="Table3.B7">
            <text:p text:style-name="P54"/>
          </table:table-cell>
        </table:table-row>
      </table:table>
      <text:h text:style-name="P56" text:outline-level="2">1.<text:span text:style-name="T32">2</text:span> Goals</text:h>
      <text:p text:style-name="P25"><text:span text:style-name="T1">Dargon is a toy language with the sole purpose of </text:span><text:span text:style-name="T26">extending the boundaries of programming language design</text:span><text:span text:style-name="T1">. </text:span><text:span text:style-name="T2">To start things off, let’s be clear on what it is, and what it is not:</text:span></text:p>
      <text:p text:style-name="P10"/>
      <text:p text:style-name="P10">What it is:</text:p>
      <text:p text:style-name="P11">- Fun and <text:span text:style-name="T21">artistic</text:span></text:p>
      <text:p text:style-name="P11">- Free and open-source</text:p>
      <text:p text:style-name="P11">- “Always experimental” guaranteed</text:p>
      <text:p text:style-name="P10"/>
      <text:p text:style-name="P10">What it is not:</text:p>
      <text:p text:style-name="P11">- The “next general-purpose programming language”</text:p>
      <text:p text:style-name="P11">- Chocked-full of user-created libraries</text:p>
      <text:p text:style-name="P11">- Built for speed, or memory-critical applications</text:p>
      <text:p text:style-name="P11">- A fully-featured <text:span text:style-name="T21">environment</text:span></text:p>
      <text:p text:style-name="P10"/>
      <text:p text:style-name="P12">The full Dargon experience aims to deliver the following:</text:p>
      <text:p text:style-name="P13">- A portable interpreter/REPL.</text:p>
      <text:p text:style-name="P13">- Syntax highlighting for popular text editors.</text:p>
      <text:p text:style-name="P13">- Full, local documentation that is always available.</text:p>
      <text:p text:style-name="P30"/>
      <text:p text:style-name="P30"/>
      <text:p text:style-name="P30"/>
      <text:p text:style-name="P30"/>
      <text:h text:style-name="P56" text:outline-level="2"><text:soft-page-break/>1.<text:span text:style-name="T31">3</text:span> Acronyms</text:h>
      <text:p text:style-name="P14">Every good language needs its acronyms. These will be used throughout this document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Acronym</text:p>
          </table:table-cell>
          <table:table-cell table:style-name="Table2.B1" office:value-type="string">
            <text:p text:style-name="P35">Stands For...</text:p>
          </table:table-cell>
        </table:table-row>
        <table:table-row>
          <table:table-cell table:style-name="Table2.A2" office:value-type="string">
            <text:p text:style-name="P49">DIR</text:p>
          </table:table-cell>
          <table:table-cell table:style-name="Table2.B2" office:value-type="string">
            <text:p text:style-name="P26">D<text:span text:style-name="T1">argon </text:span>I<text:span text:style-name="T1">nte</text:span>R<text:span text:style-name="T1">preter.</text:span></text:p>
          </table:table-cell>
        </table:table-row>
        <table:table-row>
          <table:table-cell table:style-name="Table2.A2" office:value-type="string">
            <text:p text:style-name="P50">EOL</text:p>
          </table:table-cell>
          <table:table-cell table:style-name="Table2.B2" office:value-type="string">
            <text:p text:style-name="P27">E<text:span text:style-name="T1">nd </text:span>O<text:span text:style-name="T1">f </text:span>L<text:span text:style-name="T30">ine</text:span></text:p>
          </table:table-cell>
        </table:table-row>
        <table:table-row>
          <table:table-cell table:style-name="Table2.A2" office:value-type="string">
            <text:p text:style-name="P55">AE</text:p>
          </table:table-cell>
          <table:table-cell table:style-name="Table2.B2" office:value-type="string">
            <text:p text:style-name="P28">A<text:span text:style-name="T1">lways </text:span>E<text:span text:style-name="T1">xperimental</text:span></text:p>
          </table:table-cell>
        </table:table-row>
        <table:table-row>
          <table:table-cell table:style-name="Table2.A2" office:value-type="string">
            <text:p text:style-name="P42">DTB</text:p>
          </table:table-cell>
          <table:table-cell table:style-name="Table2.B2" office:value-type="string">
            <text:p text:style-name="P29">D<text:span text:style-name="T1">argon </text:span>T<text:span text:style-name="T1">ool</text:span>B<text:span text:style-name="T1">ox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4"/>
      <text:h text:style-name="P57" text:outline-level="2">1.<text:span text:style-name="T35">4 Ideas Unique to Dargon</text:span></text:h>
      <text:p text:style-name="P15">Here is the full list of ideas that are unique <text:span text:style-name="T36">or partially-unique </text:span>to this language:</text:p>
      <text:p text:style-name="P15">- Conditional comments (comments that can be interpreted with a special mode).</text:p>
      <text:p text:style-name="P15">- <text:span text:style-name="T37">UTF-8 and Keyword overrides for non-english languages.</text:span></text:p>
      <text:h text:style-name="P6" text:outline-level="1">2. <text:span text:style-name="T24">Lexical Structure</text:span></text:h>
      <text:p text:style-name="P17"/>
      <text:p text:style-name="P31"><text:span text:style-name="T3">The Dargon interpreter takes as input a Dargon script, which it translates into a stream of </text:span><text:span text:style-name="T16">tokens</text:span><text:span text:style-name="T3">. This process is known as </text:span><text:span text:style-name="T16">lexical analysis</text:span><text:span text:style-name="T3">. This section will describe the EBNF (</text:span>Extended Backus–Naur form<text:span text:style-name="T25">) of each lexical element, with which is used to build Dargon’s grammar (see the Appendix).</text:span></text:p>
      <text:h text:style-name="Heading_20_2" text:outline-level="2">2.1 Whitespace</text:h>
      <text:p text:style-name="P33">Whitespace is <text:span text:style-name="T27">defined as the space between valid tokens, and is thus ignored by DIR. </text:span><text:span text:style-name="T28">It is represented by the space character, tabs, newlines (EOL), line-feeds, and the null character (\0).</text:span></text:p>
      <text:p text:style-name="P33"/>
      <text:p text:style-name="P34"/>
      <text:p text:style-name="EBNF">whitespace = ‘ ‘ | ‘\t’ | ‘\r’ | ‘\n’ | ‘\0’ ;</text:p>
      <text:p text:style-name="P34"/>
      <text:p text:style-name="P32"/>
      <text:h text:style-name="Heading_20_2" text:outline-level="2">2.2 Comments</text:h>
      <text:p text:style-name="Standard">A comment is a place in the script that is purposefully marked as a region to be ignored. This can be helpful for documenting your code, or removing parts of it temporarily. The DIR will ignore <text:span text:style-name="T33">all</text:span> “commented” regions <text:span text:style-name="T33">with </text:span><text:span text:style-name="T34">some </text:span><text:span text:style-name="T33">exception</text:span><text:span text:style-name="T34">s</text:span><text:span text:style-name="T33">.</text:span> There are <text:span text:style-name="T41">3 </text:span>kinds of comments:</text:p>
      <text:p text:style-name="P36"/>
      <text:p text:style-name="P37">- Line Comments: A comment that lasts one line <text:span text:style-name="T29">(i.e. until EOL is reached)</text:span><text:line-break/>- <text:span text:style-name="T4">Block Comments: A comment that lasts multiple lines, </text:span><text:span text:style-name="T14">or</text:span></text:p>
      <text:p text:style-name="P37"><text:span text:style-name="T4">- </text:span><text:span text:style-name="T6">Conditional Comments: A comment that can optionally be interpreted with a special mode</text:span></text:p>
      <text:p text:style-name="P18"/>
      <text:p text:style-name="EBNF"><text:span text:style-name="T4">l</text:span><text:span text:style-name="T1">ine_comment<text:tab/><text:tab/>= ‘#’, char_sequence, <text:s/>EOL ;</text:span></text:p>
      <text:p text:style-name="EBNF"><text:span text:style-name="T1">block_comment<text:tab/>= ‘</text:span><text:span text:style-name="T5">##‘, char_sequence, ‘##’ ;</text:span></text:p>
      <text:p text:style-name="EBNF"><text:span text:style-name="T5">c</text:span><text:span text:style-name="T1">ond_comment<text:tab/>= ‘#&gt;’, char_sequence, ‘&lt;#’ ;</text:span></text:p>
      <text:p text:style-name="P19"/>
      <text:p text:style-name="P38"><text:span text:style-name="T6">From this point onward, all further lexical descriptions </text:span><text:span text:style-name="T7">can be tokens created by DIR.</text:span></text:p>
      <text:h text:style-name="P57" text:outline-level="2">2.<text:span text:style-name="T35">3 Identifiers &amp; Keywords</text:span></text:h>
      <text:p text:style-name="P39"><text:span text:style-name="T1">An identifier is a non-keyword token that represents an entity in the Dargon script, whether that be a variable, constant, function/procedure, etc. </text:span><text:span text:style-name="T8">Identifiers must start with any UTF-8 alphabetical character, but can then contain special characters such as numbers, underscores (_), exclamation points (!) and question marks (?). Dargon scripts are encoded in UTF-8, and aims to support your spoken language of choice.</text:span></text:p>
      <text:p text:style-name="P20"/>
      <text:p text:style-name="EBNF"/>
      <text:p text:style-name="EBNF">identifier = alph_char, { alph_char | num_char | ‘_’ | ‘!’ | ‘?’ } ;</text:p>
      <text:p text:style-name="EBNF"/>
      <text:p text:style-name="P20"/>
      <text:p text:style-name="P41"><text:soft-page-break/><text:span text:style-name="T8">D</text:span><text:span text:style-name="T1">argon’s keywords cannot be used </text:span><text:span text:style-name="T9">as identifiers and are reserved for its use only.</text:span><text:span text:style-name="T1"> </text:span><text:span text:style-name="T9">H</text:span><text:span text:style-name="T1">owever </text:span><text:span text:style-name="T8">you can </text:span><text:span text:style-name="T17">customize Dargon’s keyword set</text:span><text:span text:style-name="T8">, </text:span><text:span text:style-name="T1">but each keyword must be a single unit and must be unique. This is so non-english speakers can use words they’re more comfortable using. The DTB will provide ways to convert </text:span><text:span text:style-name="T9">a given Dargon script to various languages, at least with respect to its keyword set.</text:span></text:p>
      <text:p text:style-name="P21"/>
      <text:p text:style-name="P21">The following are Dargon’s keywords:</text:p>
      <text:p text:style-name="P43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7">var</text:p>
          </table:table-cell>
          <table:table-cell table:style-name="Table1.A1" office:value-type="string">
            <text:p text:style-name="P8">and</text:p>
          </table:table-cell>
          <table:table-cell table:style-name="Table1.A1" office:value-type="string">
            <text:p text:style-name="Preformatted_20_Text"/>
          </table:table-cell>
          <table:table-cell table:style-name="Table1.A1" office:value-type="string">
            <text:p text:style-name="Preformatted_20_Text"/>
          </table:table-cell>
          <table:table-cell table:style-name="Table1.A1" office:value-type="string">
            <text:p text:style-name="Preformatted_20_Text"/>
          </table:table-cell>
          <table:table-cell table:style-name="Table1.A1" office:value-type="string">
            <text:p text:style-name="Preformatted_20_Text"/>
          </table:table-cell>
          <table:table-cell table:style-name="Table1.G1" office:value-type="string">
            <text:p text:style-name="Preformatted_20_Text"/>
          </table:table-cell>
        </table:table-row>
        <table:table-row>
          <table:table-cell table:style-name="Table1.A2" office:value-type="string">
            <text:p text:style-name="P7">let</text:p>
          </table:table-cell>
          <table:table-cell table:style-name="Table1.A2" office:value-type="string">
            <text:p text:style-name="P8">or</text:p>
          </table:table-cell>
          <table:table-cell table:style-name="Table1.A2" office:value-type="string">
            <text:p text:style-name="Preformatted_20_Text"/>
          </table:table-cell>
          <table:table-cell table:style-name="Table1.A2" office:value-type="string">
            <text:p text:style-name="Preformatted_20_Text"/>
          </table:table-cell>
          <table:table-cell table:style-name="Table1.A2" office:value-type="string">
            <text:p text:style-name="Preformatted_20_Text"/>
          </table:table-cell>
          <table:table-cell table:style-name="Table1.A2" office:value-type="string">
            <text:p text:style-name="Preformatted_20_Text"/>
          </table:table-cell>
          <table:table-cell table:style-name="Table1.G2" office:value-type="string">
            <text:p text:style-name="Preformatted_20_Text"/>
          </table:table-cell>
        </table:table-row>
        <table:table-row>
          <table:table-cell table:style-name="Table1.A2" office:value-type="string">
            <text:p text:style-name="P8">is</text:p>
          </table:table-cell>
          <table:table-cell table:style-name="Table1.A2" office:value-type="string">
            <text:p text:style-name="P8">not</text:p>
          </table:table-cell>
          <table:table-cell table:style-name="Table1.A2" office:value-type="string">
            <text:p text:style-name="Preformatted_20_Text"/>
          </table:table-cell>
          <table:table-cell table:style-name="Table1.A2" office:value-type="string">
            <text:p text:style-name="Preformatted_20_Text"/>
          </table:table-cell>
          <table:table-cell table:style-name="Table1.A2" office:value-type="string">
            <text:p text:style-name="Preformatted_20_Text"/>
          </table:table-cell>
          <table:table-cell table:style-name="Table1.A2" office:value-type="string">
            <text:p text:style-name="Preformatted_20_Text"/>
          </table:table-cell>
          <table:table-cell table:style-name="Table1.G2" office:value-type="string">
            <text:p text:style-name="Preformatted_20_Text"/>
          </table:table-cell>
        </table:table-row>
      </table:table>
      <text:p text:style-name="P43"/>
      <text:p text:style-name="P4">Therefore:</text:p>
      <text:p text:style-name="P4"/>
      <text:p text:style-name="P5"/>
      <text:p text:style-name="P5"><text:span text:style-name="T39">keyword</text:span> = ‘<text:span text:style-name="T39">let’ | ‘var’ ;</text:span></text:p>
      <text:p text:style-name="P3"/>
      <text:h text:style-name="P58" text:outline-level="2">2.<text:span text:style-name="T38">4</text:span><text:span text:style-name="T35"> </text:span><text:span text:style-name="T38">Literals</text:span></text:h>
      <text:p text:style-name="P40"><text:span text:style-name="T1">A </text:span><text:span text:style-name="T10">literal represents a fixed value within a Dargon script. </text:span><text:span text:style-name="T12">A scalar or numeric literal is used to represent the built-in types </text:span><text:span text:style-name="T18">int</text:span><text:span text:style-name="T12">, and </text:span><text:span text:style-name="T18">real</text:span><text:span text:style-name="T12">. They are comprised of digits primarily, but can contain underscores (_) to represent the different places (hundreds, thousands, etc.). Scientific notation (E) is also allowed. Finally, units of measurement can also be used, tacked onto the end (e.g. M for “mega”, G for “giga”). The following are examples of acceptable </text:span><text:span text:style-name="T13">numeric </text:span><text:span text:style-name="T12">literals:</text:span></text:p>
      <text:p text:style-name="P22"/>
      <text:p text:style-name="Code"><text:s text:c="2"/>123</text:p>
      <text:p text:style-name="P46"><text:s text:c="2"/>123.45</text:p>
      <text:p text:style-name="P44"><text:span text:style-name="T40"><text:s text:c="2"/></text:span><text:span text:style-name="Strong_20_Emphasis"><text:span text:style-name="T40">3.141592653</text:span></text:span></text:p>
      <text:p text:style-name="P44"><text:span text:style-name="Strong_20_Emphasis"><text:span text:style-name="T40"><text:s text:c="2"/>3.141_592_653</text:span></text:span></text:p>
      <text:p text:style-name="P45"><text:span text:style-name="T11"><text:s text:c="2"/></text:span><text:span text:style-name="T12">12G</text:span></text:p>
      <text:p text:style-name="P47"><text:s text:c="2"/>500M</text:p>
      <text:p text:style-name="P47"><text:s text:c="2"/>1.2E+10</text:p>
      <text:p text:style-name="P47"><text:s text:c="2"/>141E-9</text:p>
      <text:p text:style-name="P23"/>
      <text:p text:style-name="P48"><text:span text:style-name="T11">A </text:span><text:span text:style-name="T1">boolean represents either true or false, and thus the literals are only ‘true’ and ‘false’.</text:span></text:p>
      <text:p text:style-name="P23"/>
      <text:p text:style-name="P48"><text:span text:style-name="T12">C</text:span><text:span text:style-name="T1">haracters and string literals are both surrounded in single-quotations ( ‘ ), but a character specifically only has 1 element. Within a character/string literal, there are two kinds of special cases:</text:span></text:p>
      <text:p text:style-name="P24">- Escape sequences, that represent special characters and</text:p>
      <text:p text:style-name="P24">- Direct inputs into the string.</text:p>
      <text:p text:style-name="P24"/>
      <text:p text:style-name="P24"/>
      <text:p text:style-name="P23"/>
      <text:p text:style-name="P23">- Scoped Enumerations</text:p>
      <text:p text:style-name="P23">- Groups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BNF" style:family="paragraph" style:parent-style-name="Standard">
      <loext:graphic-properties draw:fill="solid" draw:fill-color="#666666" draw:opacity="100%"/>
      <style:paragraph-properties fo:margin-left="0in" fo:margin-right="0in" fo:line-height="115%" fo:text-indent="0in" style:auto-text-indent="false" fo:background-color="#666666"/>
      <style:text-properties fo:color="#ffffff" loext:opacity="100%" fo:font-style="normal" fo:font-weight="normal" officeooo:rsid="003c2da4" style:font-style-asian="normal" style:font-weight-asian="normal" style:font-style-complex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fo:font-family="FreeMono" style:font-family-generic="modern" style:font-pitch="fixed" officeooo:rsid="004a53a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21:52:09.812000000</meta:creation-date>
    <dc:date>2023-08-20T19:32:35.866591397</dc:date>
    <meta:editing-duration>PT2H18M54S</meta:editing-duration>
    <meta:editing-cycles>51</meta:editing-cycles>
    <meta:generator>LibreOffice/7.3.7.2$Linux_X86_64 LibreOffice_project/30$Build-2</meta:generator>
    <meta:document-statistic meta:table-count="3" meta:image-count="0" meta:object-count="0" meta:page-count="6" meta:paragraph-count="130" meta:word-count="919" meta:character-count="5676" meta:non-whitespace-character-count="4908"/>
  </office:meta>
</office:document-meta>
</file>